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8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color="#990000"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style:font-name="DejaVu Serif" fo:font-size="16pt" style:font-size-asian="16pt" style:font-size-complex="16pt"/>
    </style:style>
    <style:style style:name="P6" style:family="paragraph">
      <loext:graphic-properties draw:fill="none" draw:fill-color="#ffffff"/>
      <style:text-properties fo:color="#990000" style:font-name="DejaVu Serif" fo:font-size="16pt" style:font-size-asian="16pt" style:font-size-complex="16pt"/>
    </style:style>
    <style:style style:name="P7" style:family="paragraph">
      <style:paragraph-properties fo:text-align="start"/>
      <style:text-properties style:font-name="DejaVu Serif" fo:font-size="16pt" style:font-size-asian="16pt" style:font-size-complex="16pt"/>
    </style:style>
    <style:style style:name="P8" style:family="paragraph">
      <loext:graphic-properties draw:fill="none" draw:fill-color="#ffffff"/>
      <style:paragraph-properties fo:text-align="start"/>
      <style:text-properties fo:color="#990000" style:font-name="DejaVu Serif" fo:font-size="16pt" style:font-size-asian="16pt" style:font-size-complex="16pt"/>
    </style:style>
    <style:style style:name="P9" style:family="paragraph">
      <style:paragraph-properties fo:text-align="start"/>
      <style:text-properties fo:color="#663399" style:font-name="DejaVu Serif" fo:font-size="16pt" style:font-size-asian="16pt" style:font-size-complex="16pt"/>
    </style:style>
    <style:style style:name="P10" style:family="paragraph">
      <loext:graphic-properties draw:fill="none" draw:fill-color="#ffffff"/>
      <style:paragraph-properties fo:text-align="start"/>
      <style:text-properties fo:color="#663399" style:font-name="DejaVu Serif" fo:font-size="16pt" style:font-size-asian="16pt" style:font-size-complex="16pt"/>
    </style:style>
    <style:style style:name="T1" style:family="text">
      <style:text-properties fo:color="#990000" fo:font-size="26pt" style:font-size-asian="26pt" style:font-size-complex="26pt"/>
    </style:style>
    <style:style style:name="T2" style:family="text">
      <style:text-properties fo:color="#990000" fo:font-size="26pt" fo:language="es" fo:country="CL" style:font-size-asian="26pt" style:font-size-complex="26pt"/>
    </style:style>
    <style:style style:name="T3" style:family="text">
      <style:text-properties fo:color="#990000" fo:font-size="26pt" fo:language="es" fo:country="AR" style:font-size-asian="26pt" style:font-size-complex="26pt"/>
    </style:style>
    <style:style style:name="T4" style:family="text">
      <style:text-properties fo:color="#990000" style:font-name="DejaVu Serif" fo:font-size="16pt" fo:language="es" fo:country="CL" style:font-size-asian="16pt" style:font-size-complex="16pt"/>
    </style:style>
    <style:style style:name="T5" style:family="text">
      <style:text-properties fo:color="#990000" style:font-name="DejaVu Serif" fo:font-size="16pt" fo:language="es" fo:country="CL" fo:font-weight="bold" style:font-size-asian="16pt" style:font-weight-asian="bold" style:font-size-complex="16pt" style:font-weight-complex="bold"/>
    </style:style>
    <style:style style:name="T6" style:family="text">
      <style:text-properties fo:color="#663399" style:font-name="DejaVu Serif" fo:font-size="16pt" fo:language="es" fo:country="CL" fo:font-weight="bold" style:font-size-asian="16pt" style:font-weight-asian="bold" style:font-size-complex="16pt" style:font-weight-complex="bold"/>
    </style:style>
    <style:style style:name="T7" style:family="text">
      <style:text-properties fo:color="#663399" style:font-name="DejaVu Serif" fo:font-size="16pt" fo:language="es" fo:country="CL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27cm" svg:height="1.276cm" svg:x="6.35cm" svg:y="5.334cm">
          <draw:text-box>
            <text:p><text:span text:style-name="T1">X</text:span></text:p>
          </draw:text-box>
        </draw:frame>
        <draw:frame draw:style-name="gr1" draw:text-style-name="P1" draw:layer="layout" svg:width="1.27cm" svg:height="1.276cm" svg:x="15.65cm" svg:y="5.334cm">
          <draw:text-box>
            <text:p><text:span text:style-name="T1">Y</text:span></text:p>
          </draw:text-box>
        </draw:frame>
        <draw:line draw:style-name="gr2" draw:text-style-name="P2" draw:layer="layout" svg:x1="7.466cm" svg:y1="5.942cm" svg:x2="15.848cm" svg:y2="5.942cm">
          <text:p/>
        </draw:line>
        <draw:frame draw:style-name="gr3" draw:text-style-name="P1" draw:layer="layout" svg:width="6.858cm" svg:height="2.434cm" svg:x="0.762cm" svg:y="8.234cm">
          <draw:text-box>
            <text:p text:style-name="P3"><text:span text:style-name="T1">Variable</text:span></text:p>
            <text:p text:style-name="P3"><text:span text:style-name="T2">independiente</text:span></text:p>
          </draw:text-box>
        </draw:frame>
        <draw:line draw:style-name="gr2" draw:text-style-name="P2" draw:layer="layout" svg:x1="7.466cm" svg:y1="8.842cm" svg:x2="15.848cm" svg:y2="8.842cm">
          <text:p/>
        </draw:line>
        <draw:frame draw:style-name="gr3" draw:text-style-name="P1" draw:layer="layout" svg:width="6.858cm" svg:height="2.434cm" svg:x="15.24cm" svg:y="8.234cm">
          <draw:text-box>
            <text:p text:style-name="P3"><text:span text:style-name="T1">Variable</text:span></text:p>
            <text:p text:style-name="P3"><text:span text:style-name="T2">dependiente</text:span></text:p>
          </draw:text-box>
        </draw:frame>
        <draw:frame draw:style-name="gr4" draw:text-style-name="P1" draw:layer="layout" svg:width="4.064cm" svg:height="1.476cm" svg:x="3.556cm" svg:y="2.334cm">
          <draw:text-box>
            <text:p text:style-name="P3"><text:span text:style-name="T1">Causa</text:span></text:p>
          </draw:text-box>
        </draw:frame>
        <draw:frame draw:style-name="gr4" draw:text-style-name="P1" draw:layer="layout" svg:width="6.702cm" svg:height="1.476cm" svg:x="15.75cm" svg:y="2.334cm">
          <draw:text-box>
            <text:p><text:span text:style-name="T3">Consecuencia</text:span></text:p>
          </draw:text-box>
        </draw:frame>
        <draw:line draw:style-name="gr2" draw:text-style-name="P2" draw:layer="layout" svg:x1="7.466cm" svg:y1="2.942cm" svg:x2="15.848cm" svg:y2="2.942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6" draw:layer="layout" svg:width="6.858cm" svg:height="2.434cm" svg:x="-0.459cm" svg:y="8.789cm">
          <draw:text-box>
            <text:p text:style-name="P5"><text:span text:style-name="T4">Diseños Observacionales</text:span></text:p>
            <text:p text:style-name="P5"><text:span text:style-name="T4">(no experimental)</text:span></text:p>
          </draw:text-box>
        </draw:frame>
        <draw:line draw:style-name="gr2" draw:text-style-name="P2" draw:layer="layout" svg:x1="5.842cm" svg:y1="9.906cm" svg:x2="9.906cm" svg:y2="7.874cm">
          <text:p/>
        </draw:line>
        <draw:frame draw:style-name="gr3" draw:text-style-name="P6" draw:layer="layout" svg:width="6.858cm" svg:height="2.434cm" svg:x="9.241cm" svg:y="7.112cm">
          <draw:text-box>
            <text:p text:style-name="P5"><text:span text:style-name="T5">Transeccional</text:span><text:span text:style-name="T4"> </text:span></text:p>
          </draw:text-box>
        </draw:frame>
        <draw:frame draw:style-name="gr3" draw:text-style-name="P6" draw:layer="layout" svg:width="6.858cm" svg:height="2.434cm" svg:x="8.998cm" svg:y="11.709cm">
          <draw:text-box>
            <text:p text:style-name="P5"><text:span text:style-name="T6">Longitudinal</text:span><text:span text:style-name="T4"> </text:span></text:p>
          </draw:text-box>
        </draw:frame>
        <draw:line draw:style-name="gr2" draw:text-style-name="P2" draw:layer="layout" svg:x1="5.842cm" svg:y1="9.907cm" svg:x2="9.652cm" svg:y2="11.938cm">
          <text:p/>
        </draw:line>
        <draw:frame draw:style-name="gr6" draw:text-style-name="P8" draw:layer="layout" svg:width="8.539cm" svg:height="3.511cm" svg:x="17.78cm" svg:y="5.787cm">
          <draw:text-box>
            <text:p text:style-name="P7"><text:span text:style-name="T4">Exploratorios</text:span></text:p>
            <text:p text:style-name="P7"><text:span text:style-name="T4"/></text:p>
            <text:p text:style-name="P7"><text:span text:style-name="T4">Descriptivos</text:span></text:p>
            <text:p text:style-name="P7"><text:span text:style-name="T4"/></text:p>
            <text:p text:style-name="P7"><text:span text:style-name="T4">Correlacionales/causales</text:span></text:p>
          </draw:text-box>
        </draw:frame>
        <draw:line draw:style-name="gr2" draw:text-style-name="P2" draw:layer="layout" svg:x1="14.732cm" svg:y1="7.62cm" svg:x2="17.706cm" svg:y2="6.175cm">
          <text:p/>
        </draw:line>
        <draw:line draw:style-name="gr2" draw:text-style-name="P2" draw:layer="layout" svg:x1="14.732cm" svg:y1="7.621cm" svg:x2="17.706cm" svg:y2="7.62cm">
          <text:p/>
        </draw:line>
        <draw:line draw:style-name="gr2" draw:text-style-name="P2" draw:layer="layout" svg:x1="14.732cm" svg:y1="7.622cm" svg:x2="17.78cm" svg:y2="8.89cm">
          <text:p/>
        </draw:line>
        <draw:frame draw:style-name="gr6" draw:text-style-name="P10" draw:layer="layout" svg:width="8.539cm" svg:height="3.511cm" svg:x="17.78cm" svg:y="10.388cm">
          <draw:text-box>
            <text:p text:style-name="P9"><text:span text:style-name="T7">De tendencia poblacional</text:span></text:p>
            <text:p text:style-name="P9"><text:span text:style-name="T7"/></text:p>
            <text:p text:style-name="P9"><text:span text:style-name="T7">De cohorte</text:span></text:p>
            <text:p text:style-name="P9"><text:span text:style-name="T7"/></text:p>
            <text:p text:style-name="P9"><text:span text:style-name="T7">Panel</text:span></text:p>
          </draw:text-box>
        </draw:frame>
        <draw:line draw:style-name="gr2" draw:text-style-name="P2" draw:layer="layout" svg:x1="14.732cm" svg:y1="12.221cm" svg:x2="17.706cm" svg:y2="10.776cm">
          <text:p/>
        </draw:line>
        <draw:line draw:style-name="gr2" draw:text-style-name="P2" draw:layer="layout" svg:x1="14.732cm" svg:y1="12.222cm" svg:x2="17.706cm" svg:y2="12.221cm">
          <text:p/>
        </draw:line>
        <draw:line draw:style-name="gr2" draw:text-style-name="P2" draw:layer="layout" svg:x1="14.732cm" svg:y1="12.223cm" svg:x2="17.78cm" svg:y2="13.491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5T16:54:09.459842218</meta:creation-date>
    <meta:generator>LibreOffice/5.1.6.2$Linux_X86_64 LibreOffice_project/10m0$Build-2</meta:generator>
    <dc:date>2019-09-26T09:48:35.576374157</dc:date>
    <meta:editing-duration>PT16M43S</meta:editing-duration>
    <meta:editing-cycles>2</meta:editing-cycles>
    <meta:document-statistic meta:object-count="47"/>
  </office:meta>
</office:document-meta>
</file>